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97mm"/>
    </style:style>
    <style:style style:name="co2" style:family="table-column">
      <style:table-column-properties fo:break-before="auto" style:column-width="13.23mm"/>
    </style:style>
    <style:style style:name="co3" style:family="table-column">
      <style:table-column-properties fo:break-before="auto" style:column-width="160.07mm"/>
    </style:style>
    <style:style style:name="co4" style:family="table-column">
      <style:table-column-properties fo:break-before="auto" style:column-width="7.41mm"/>
    </style:style>
    <style:style style:name="co5" style:family="table-column">
      <style:table-column-properties fo:break-before="auto" style:column-width="10.58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56.89mm"/>
    </style:style>
    <style:style style:name="co8" style:family="table-column">
      <style:table-column-properties fo:break-before="auto" style:column-width="19.05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76.71mm" fo:break-before="auto" style:use-optimal-row-height="true"/>
    </style:style>
    <style:style style:name="ro6" style:family="table-row">
      <style:table-row-properties style:row-height="5.27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style:vertical-align="middle"/>
      <style:text-properties style:font-name="Cambria1" style:font-name-asian="Cambria" style:font-name-complex="Cambria"/>
    </style:style>
    <style:style style:name="ce3" style:family="table-cell" style:parent-style-name="Default" style:data-style-name="N0">
      <style:table-cell-properties fo:background-color="#fff2cc" style:vertical-align="middle"/>
      <style:text-properties style:font-name="Cambria1" fo:font-weight="bold" style:font-name-asian="Cambria" style:font-weight-asian="bold" style:font-name-complex="Cambria" style:font-weight-complex="bold"/>
    </style:style>
    <style:style style:name="ce4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7" style:family="table-cell" style:parent-style-name="Default" style:data-style-name="N0">
      <style:table-cell-properties fo:background-color="#fff2cc" style:text-align-source="fix" style:repeat-content="false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  <style:map style:condition="cell-content()&gt;50" style:apply-style-name="cf3" style:base-cell-address="Info.A1"/>
    </style:style>
    <style:style style:name="ce9" style:family="table-cell" style:parent-style-name="Default" style:data-style-name="N0">
      <style:table-cell-properties fo:wrap-option="wrap" style:vertical-align="middle"/>
      <style:text-properties fo:color="#c65911" style:font-name="Cambria1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ce10" style:family="table-cell" style:parent-style-name="Default" style:data-style-name="N0">
      <style:table-cell-properties fo:wrap-option="wrap" style:vertical-align="middle"/>
      <style:text-properties style:font-name="Cambria" style:font-name-asian="Cambria" style:font-name-complex="Cambria"/>
    </style:style>
    <style:style style:name="ce11" style:family="table-cell" style:parent-style-name="Default" style:data-style-name="N0">
      <style:table-cell-properties fo:background-color="#fff2cc" fo:wrap-option="wrap" style:vertical-align="middle"/>
      <style:text-properties style:font-name="Cambria" fo:font-weight="bold" style:font-name-asian="Cambria" style:font-weight-asian="bold" style:font-name-complex="Cambria" style:font-weight-complex="bold"/>
    </style:style>
    <style:style style:name="ce12" style:family="table-cell" style:parent-style-name="Default" style:data-style-name="N0">
      <style:table-cell-properties fo:wrap-option="wrap" style:vertical-align="middle"/>
    </style:style>
    <style:style style:name="ce13" style:family="table-cell" style:parent-style-name="Default" style:data-style-name="N0">
      <style:table-cell-properties fo:wrap-option="wrap" fo:border="0.06pt solid #000000" style:vertical-align="middle"/>
      <style:text-properties style:font-name="Cambria" style:font-name-asian="Cambria" style:font-name-complex="Cambria"/>
    </style:style>
    <style:style style:name="ce14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start" fo:margin-left="0mm"/>
      <style:text-properties style:font-name="Cambria1" style:font-name-asian="Cambria" style:font-name-complex="Cambria"/>
    </style:style>
    <style:style style:name="ce15" style:family="table-cell" style:parent-style-name="Default" style:data-style-name="N0">
      <style:table-cell-properties fo:wrap-option="wrap" style:vertical-align="middle"/>
      <style:text-properties fo:color="#0000ff" style:font-name="Cambria" style:text-underline-style="solid" style:text-underline-width="auto" style:text-underline-color="font-color" style:font-name-asian="Cambria" style:font-name-complex="Cambria"/>
    </style:style>
    <style:style style:name="ce16" style:family="table-cell" style:parent-style-name="Hyperlink" style:data-style-name="N0">
      <style:table-cell-properties fo:wrap-option="wrap" style:vertical-align="middle"/>
      <style:text-properties fo:color="#0563c1" style:text-underline-style="solid" style:text-underline-width="auto" style:text-underline-color="font-colo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mbria" style:font-name-asian="Cambria" style:font-name-complex="Cambria"/>
    </style:style>
    <style:style style:name="ce18" style:family="table-cell" style:parent-style-name="Default" style:data-style-name="N0">
      <style:table-cell-properties fo:background-color="#fff2cc" style:text-align-source="fix" style:repeat-content="false" fo:wrap-option="wrap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9" style:family="table-cell" style:parent-style-name="Default" style:data-style-name="N0">
      <style:table-cell-properties style:vertical-align="automatic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="0.06pt solid #000000" style:vertical-align="middle"/>
      <style:text-properties style:font-name="Cambria" style:font-name-asian="Cambria" style:font-name-complex="Cambria"/>
    </style:style>
    <style:style style:name="ce21" style:family="table-cell" style:parent-style-name="Default">
      <style:table-cell-properties fo:wrap-option="wrap" fo:border="0.06pt solid #000000" style:vertical-align="middle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style:vertical-align="automatic"/>
      <style:text-properties style:font-name="Cambria1" style:font-name-asian="Cambria" style:font-name-complex="Cambria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italic" style:text-outline="false" fo:text-shadow="none" style:font-name-asian="Cambria" style:font-name-complex="Cambria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6" table:number-columns-repeated="1015" table:default-cell-style-name="ce5"/>
        <table:table-column table:style-name="co8" table:default-cell-style-name="ce5"/>
        <table:table-row table:style-name="ro1">
          <table:table-cell table:style-name="ce1" office:value-type="string" calcext:value-type="string">
            <text:p>AppStore Info Worksheet</text:p>
          </table:table-cell>
          <table:table-cell table:style-name="ce6"/>
          <table:table-cell table:style-name="ce9" office:value-type="string" calcext:value-type="string">
            <text:p>HABPanelViewer</text:p>
          </table:table-cell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10"/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>
          <table:table-cell table:style-name="ce3" office:value-type="string" calcext:value-type="string">
            <text:p>Data Property</text:p>
          </table:table-cell>
          <table:table-cell table:style-name="ce7" office:value-type="string" calcext:value-type="string">
            <text:p>Len</text:p>
          </table:table-cell>
          <table:table-cell table:style-name="ce11" office:value-type="string" calcext:value-type="string">
            <text:p>Content - English</text:p>
          </table:table-cell>
          <table:table-cell table:style-name="ce18"/>
          <table:table-cell table:style-name="ce7" office:value-type="string" calcext:value-type="string">
            <text:p>Len</text:p>
          </table:table-cell>
          <table:table-cell table:style-name="ce3" office:value-type="string" calcext:value-type="string">
            <text:p>Content - German</text:p>
          </table:table-cell>
          <table:table-cell table:style-name="ce3" table:number-columns-repeated="21"/>
          <table:table-cell table:number-columns-repeated="997"/>
        </table:table-row>
        <table:table-row table:style-name="ro3">
          <table:table-cell table:style-name="ce4" office:value-type="string" calcext:value-type="string">
            <text:p>Title <text:span text:style-name="T1">(50 char limit)</text:span>:</text:p>
          </table:table-cell>
          <table:table-cell table:style-name="ce8" table:formula="of:=LEN([.C4])" office:value-type="float" office:value="51" calcext:value-type="float">
            <text:p>51</text:p>
          </table:table-cell>
          <table:table-cell table:style-name="ce12" office:value-type="string" calcext:value-type="string">
            <text:p>HABPanelViewer Kiosk utility for openHAB‘s HABPanel</text:p>
          </table:table-cell>
          <table:table-cell table:style-name="ce17"/>
          <table:table-cell table:style-name="ce8" table:formula="of:=LEN([.F4])" office:value-type="float" office:value="51" calcext:value-type="float">
            <text:p>51</text:p>
          </table:table-cell>
          <table:table-cell table:style-name="ce19" office:value-type="string" calcext:value-type="string">
            <text:p>HABPanelViewer Kiosk browser für openHAB‘s HABPanel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10"/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4">
          <table:table-cell table:style-name="ce4" office:value-type="string" calcext:value-type="string">
            <text:p>Short Description <text:span text:style-name="T1">(80 char limit)</text:span>:</text:p>
          </table:table-cell>
          <table:table-cell table:style-name="ce6" table:formula="of:=LEN([.C6])" office:value-type="float" office:value="77" calcext:value-type="float">
            <text:p>77</text:p>
          </table:table-cell>
          <table:table-cell table:style-name="ce13" office:value-type="string" calcext:value-type="string">
            <text:p>A native Android application for openHAB's HABPanel dashboard user interface.</text:p>
          </table:table-cell>
          <table:table-cell table:style-name="ce17"/>
          <table:table-cell table:style-name="ce6" table:formula="of:=LEN([.F6])" office:value-type="float" office:value="75" calcext:value-type="float">
            <text:p>75</text:p>
          </table:table-cell>
          <table:table-cell table:style-name="ce20" office:value-type="string" calcext:value-type="string">
            <text:p>Eine Android-Anwendung zur Vollbilddarstellung der HABPanel UI von openHAB.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10"/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5">
          <table:table-cell table:style-name="ce4" office:value-type="string" calcext:value-type="string">
            <text:p>Full Description <text:span text:style-name="T1">(4000 char limit)</text:span>:</text:p>
          </table:table-cell>
          <table:table-cell table:style-name="ce6" table:formula="of:=LEN([.C8])" office:value-type="float" office:value="661" calcext:value-type="float">
            <text:p>661</text:p>
          </table:table-cell>
          <table:table-cell table:style-name="ce13" office:value-type="string" calcext:value-type="string">
            <text:p>This is a native Android application for openHAB's HABPanel dashboard user interface - an open source home automation system.</text:p>
            <text:p/>
            <text:p>This application is indended to provide a customized kiosk mode for the HABPanel user interface, a part of the openHAB platform. www.openhab.org</text:p>
            <text:p/>
            <text:p>Features include: </text:p>
            <text:p>- Auto-discovery of your openHAB server</text:p>
            <text:p>- Integration to use and set openHAB "Items"</text:p>
            <text:p>- Motion detection</text:p>
            <text:p>- Several screen control options, Volume control, flashlight control</text:p>
            <text:p>- Ability to report various tablet sensor/statues back to openHAB Items</text:p>
            <text:p>- And many more!</text:p>
            <text:p/>
            <text:p>Works on KitKat (4.4) and higher, some features are not availble unless using Marshmallow (6.0) or higher.</text:p>
          </table:table-cell>
          <table:table-cell table:style-name="ce17"/>
          <table:table-cell table:style-name="ce6" table:formula="of:=LEN([.F8])" office:value-type="float" office:value="775" calcext:value-type="float">
            <text:p>775</text:p>
          </table:table-cell>
          <table:table-cell table:style-name="ce21" office:value-type="string" calcext:value-type="string">
            <text:p>Die ist eine Android-Anwendung zur Vollbilddarstellung der HABPanel Oberfläche von OpenHAB (einem open-source Projekt zur Hausautomation).</text:p>
            <text:p/>
            <text:p>Sie ermöglicht eine Vollbilddarstellung der Steuerungsoberfläche und kann als System-Launcher eingestellt werden, damit sie automatisch mit dem Gerät gestartet wird.</text:p>
            <text:p/>
            <text:p>Weitere Funktionen sind: </text:p>
            <text:p>- Automatisches Erkennen des openHAB Servers im lokalen Netz,</text:p>
            <text:p>- Sensoren des Gerätes können überwacht und deren Werte an openHAB übermittelt werden</text:p>
            <text:p>- Die Kamera des Gerätes kann zur Bewegungserkennung verwendet werden</text:p>
            <text:p>- Der Bildschirm des Gerätes, der Kamerablitz und die Gerätelautstärke können durch openHAB gesteuert werden.</text:p>
            <text:p/>
            <text:p>Die Anwendung läuft ab Android 4.4 (KitKat), einige Funktionen benötigen aber Android 6 (Marshmallow) oder neuer.</text:p>
          </table:table-cell>
          <table:table-cell table:style-name="ce2" table:number-columns-repeated="21"/>
          <table:table-cell table:number-columns-repeated="997"/>
        </table:table-row>
        <table:table-row table:style-name="ro2">
          <table:table-cell table:style-name="ce2" office:value-type="string" calcext:value-type="string">
            <text:p>Contact eMail</text:p>
          </table:table-cell>
          <table:table-cell table:style-name="ce6"/>
          <table:table-cell table:style-name="ce10" office:value-type="string" calcext:value-type="string">
            <text:p>HABPanelViewer@bayshore-networks.com</text:p>
          </table:table-cell>
          <table:table-cell table:style-name="ce17"/>
          <table:table-cell table:style-name="ce6"/>
          <table:table-cell table:style-name="ce2" table:number-columns-repeated="2"/>
          <table:table-cell table:style-name="ce22"/>
          <table:table-cell table:style-name="ce2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Languanges</text:p>
          </table:table-cell>
          <table:table-cell table:style-name="ce6"/>
          <table:table-cell table:style-name="ce10" office:value-type="string" calcext:value-type="string">
            <text:p>English, German</text:p>
          </table:table-cell>
          <table:table-cell table:style-name="ce17"/>
          <table:table-cell table:style-name="ce6"/>
          <table:table-cell table:style-name="ce2" table:number-columns-repeated="2"/>
          <table:table-cell table:style-name="ce22"/>
          <table:table-cell table:style-name="ce2" table:number-columns-repeated="19"/>
          <table:table-cell table:number-columns-repeated="997"/>
        </table:table-row>
        <table:table-row table:style-name="ro2">
          <table:table-cell table:style-name="ce2" office:value-type="string" calcext:value-type="string">
            <text:p>Rating</text:p>
          </table:table-cell>
          <table:table-cell table:style-name="ce6"/>
          <table:table-cell table:style-name="ce10" office:value-type="string" calcext:value-type="string">
            <text:p>Everyone</text:p>
          </table:table-cell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6">
          <table:table-cell table:style-name="ce2" office:value-type="string" calcext:value-type="string">
            <text:p>Price</text:p>
          </table:table-cell>
          <table:table-cell table:style-name="ce6"/>
          <table:table-cell table:style-name="ce14" office:value-type="currency" office:currency="$" office:value="0" calcext:value-type="currency">
            <text:p>$0,00</text:p>
          </table:table-cell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Contains Ads</text:p>
          </table:table-cell>
          <table:table-cell table:style-name="ce6"/>
          <table:table-cell table:style-name="ce10" office:value-type="string" calcext:value-type="string">
            <text:p>No</text:p>
          </table:table-cell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Reference Links:</text:p>
          </table:table-cell>
          <table:table-cell table:style-name="ce6"/>
          <table:table-cell table:style-name="ce15" office:value-type="string" calcext:value-type="string">
            <text:p><text:a xlink:href="https://community.openhab.org/t/habpanelviewer/" xlink:type="simple">https://community.openhab.org/t/habpanelviewer/</text:a></text:p>
          </table:table-cell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15" office:value-type="string" calcext:value-type="string">
            <text:p><text:a xlink:href="https://github.com/vbier/habpanelviewer" xlink:type="simple">https://github.com/vbier/habpanelviewer</text:a></text:p>
          </table:table-cell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10"/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>
          <table:table-cell table:style-name="ce2" office:value-type="string" calcext:value-type="string">
            <text:p>Privacy Policy</text:p>
          </table:table-cell>
          <table:table-cell table:style-name="ce6"/>
          <table:table-cell table:style-name="ce16" office:value-type="string" calcext:value-type="string">
            <text:p><text:a xlink:href="https://github.com/vbier/habpanelviewer/blob/master/appstore/privacy-policy.md" xlink:type="simple">https://github.com/vbier/habpanelviewer/blob/master/appstore/privacy-policy.md</text:a></text:p>
          </table:table-cell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10" office:value-type="string" calcext:value-type="string">
            <text:p>(pending upload)</text:p>
          </table:table-cell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2" table:number-rows-repeated="978">
          <table:table-cell table:style-name="ce2"/>
          <table:table-cell table:style-name="ce6"/>
          <table:table-cell table:style-name="ce10"/>
          <table:table-cell table:style-name="ce17"/>
          <table:table-cell table:style-name="ce6"/>
          <table:table-cell table:style-name="ce2" table:number-columns-repeated="22"/>
          <table:table-cell table:number-columns-repeated="997"/>
        </table:table-row>
        <table:table-row table:style-name="ro7" table:number-rows-repeated="104757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Info.B4:Info.B4 Info.E4:Info.E4">
            <calcext:condition calcext:apply-style-name="cf3" calcext:value="&gt;50" calcext:base-cell-address="Info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mbria1" svg:font-family="Cambria" style:font-family-generic="roman"/>
    <style:font-face style:name="F" svg:font-family="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7">
      <number:currency-symbol>$</number:currency-symbol>
      <number:number number:decimal-places="2" loext:min-decimal-places="2" number:min-integer-digits="1" number:grouping="true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4c7c3"/>
    </style:style>
    <style:style style:name="cf2" style:family="table-cell" style:parent-style-name="Default" style:data-style-name="N0">
      <style:table-cell-properties fo:background-color="#f4c7c3"/>
    </style:style>
    <style:style style:name="ConditionalStyle_5f_1" style:display-name="ConditionalStyle_1" style:family="table-cell" style:parent-style-name="Default" style:data-style-name="N0">
      <style:table-cell-properties fo:background-color="#f4c7c3" style:vertical-align="automatic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3" style:family="table-cell" style:parent-style-name="Default">
      <style:table-cell-properties fo:background-color="#f4c7c3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2-20T12:44:25.410333510</dc:date>
    <meta:editing-duration>PT10M29S</meta:editing-duration>
    <meta:editing-cycles>1</meta:editing-cycles>
    <meta:document-statistic meta:table-count="1" meta:cell-count="38" meta:object-count="0"/>
  </office:meta>
</office:document-meta>
</file>